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84">
      <style:table-cell-properties fo:background-color="#fff2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3" table:style-name="Default" office:value-type="string" calcext:value-type="string">
            <text:p>bio:participant</text:p>
          </table:table-cell>
          <table:table-cell table:style-name="Default" office:value-type="string" calcext:value-type="string">
            <text:p>Identifier</text:p>
          </table:table-cell>
          <table:table-cell table:style-name="Default" office:value-type="string" calcext:value-type="string">
            <text:p>dcterms:title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bio:date</text:p>
          </table:table-cell>
          <table:table-cell table:style-name="Default" office:value-type="string" calcext:value-type="string">
            <text:p>dcterms:type</text:p>
          </table:table-cell>
          <table:table-cell table:style-name="Default" office:value-type="string" calcext:value-type="string">
            <text:p>dcterms:description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foaf:age </text:p>
          </table:table-cell>
          <table:table-cell table:style-name="Default" office:value-type="string" calcext:value-type="string">
            <text:p>schema:value </text:p>
          </table:table-cell>
          <table:table-cell table:style-name="Default" office:value-type="string" calcext:value-type="string">
            <text:p>schema:location </text:p>
          </table:table-cell>
          <table:table-cell table:style-name="Default" office:value-type="string" calcext:value-type="string">
            <text:p>SJ</text:p>
          </table:table-cell>
          <table:table-cell table:style-name="Default" office:value-type="string" calcext:value-type="string">
            <text:p>relationship:knowsOf </text:p>
          </table:table-cell>
          <table:table-cell table:style-name="Default" office:value-type="string" calcext:value-type="string">
            <text:p>SJ</text:p>
          </table:table-cell>
          <table:table-cell table:style-name="Default" office:value-type="string" calcext:value-type="string">
            <text:p>relationship:knowsOf </text:p>
          </table:table-cell>
          <table:table-cell table:number-columns-repeated="2" table:style-name="Default" office:value-type="string" calcext:value-type="string">
            <text:p>dcterms:source </text:p>
          </table:table-cell>
          <table:table-cell table:style-name="Default" table:number-columns-repeated="1005"/>
        </table:table-row>
        <table:table-row table:style-name="ro1">
          <table:table-cell table:number-columns-repeated="2"/>
          <table:table-cell office:value-type="float" office:value="1877" calcext:value-type="float">
            <text:p>1877</text:p>
          </table:table-cell>
          <table:table-cell office:value-type="float" office:value="4087" calcext:value-type="float">
            <text:p>4087</text:p>
          </table:table-cell>
          <table:table-cell table:style-name="Default" table:formula="of:=COM.MICROSOFT.CONCAT([.G2];&quot;, &quot;;[.F2];&quot; &quot;;[.H2])" office:value-type="string" office:string-value="1809-06-26, Tom run away" calcext:value-type="string">
            <text:p>1809-06-26, Tom run away</text:p>
          </table:table-cell>
          <table:table-cell office:value-type="string" calcext:value-type="string">
            <text:p>Tom</text:p>
          </table:table-cell>
          <table:table-cell table:style-name="ce3" office:value-type="string" calcext:value-type="string">
            <text:p>1809-06-26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be apprehended if possible, &amp; that the Corporation guarantee the person or persons apprehending him from all damages on that acct</text:p>
          </table:table-cell>
          <table:table-cell office:value-type="string" calcext:value-type="string">
            <text:p>Proceeding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"C:\Users\sharonmleon\Dropbox\JPPDigital\MPA-24-1-ProceedingsoftheCorporationVol1-1809-06-26.json"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office:value-type="float" office:value="1153" calcext:value-type="float">
            <text:p>1153</text:p>
          </table:table-cell>
          <table:table-cell table:style-name="Default" table:formula="of:=COM.MICROSOFT.CONCAT([.G3];&quot;, &quot;;[.F3];&quot; &quot;;[.H3])" office:value-type="string" office:string-value="1829-01-12, Steven run away" calcext:value-type="string">
            <text:p>1829-01-12, Steven run away</text:p>
          </table:table-cell>
          <table:table-cell office:value-type="string" calcext:value-type="string">
            <text:p>Steven</text:p>
          </table:table-cell>
          <table:table-cell table:style-name="ce3" office:value-type="string" calcext:value-type="string">
            <text:p>1829-01-12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Seems he was intended for sale to cover another transaction: ���As to Steven there is one blessing bestowed on this family viz &lt;undscr&gt;his absense&lt;/undscr&gt; -- altho the most faithfull labourer on the land, his immorality was insupportable (as I have often told yr Revce.). ^But the^ Farm sufferes on another side. The price paid for Steven was intended to cover a debt necessarily incurred to stop the wife ^&amp; children^ of one of our married men from being sent to Georgia or some other place equally distant. She &amp; family consisting of one child &amp; near her time for another were priced at $250, which sum is due me with interest &amp; is now payable.�۝</text:p>
          </table:table-cell>
          <table:table-cell office:value-type="string" calcext:value-type="string">
            <text:p>lett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ranics Neale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string" calcext:value-type="string">
            <text:p>MPA-63-7-Neale-Dzierozyski-1829-01-12.json</text:p>
          </table:table-cell>
          <table:table-cell table:style-name="Default" table:number-columns-repeated="7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2" calcext:value-type="float">
            <text:p>1892</text:p>
          </table:table-cell>
          <table:table-cell office:value-type="float" office:value="2000" calcext:value-type="float">
            <text:p>2000</text:p>
          </table:table-cell>
          <table:table-cell table:style-name="Default" table:formula="of:=COM.MICROSOFT.CONCAT([.G4];&quot;, &quot;;[.F4];&quot; &quot;;[.H4])" office:value-type="string" office:string-value="1767-11-16, Abraham run away" calcext:value-type="string">
            <text:p>1767-11-16, Abraham run away</text:p>
          </table:table-cell>
          <table:table-cell office:value-type="string" calcext:value-type="string">
            <text:p>Abraham</text:p>
          </table:table-cell>
          <table:table-cell table:style-name="ce3" office:value-type="string" calcext:value-type="string">
            <text:p>1767-11-16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ttps://slaveryarchive.georgetown.edu/items/show/345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float" office:value="1893" calcext:value-type="float">
            <text:p>1893</text:p>
          </table:table-cell>
          <table:table-cell office:value-type="float" office:value="7011" calcext:value-type="float">
            <text:p>7011</text:p>
          </table:table-cell>
          <table:table-cell table:style-name="Default" table:formula="of:=COM.MICROSOFT.CONCAT([.G5];&quot;, &quot;;[.F5];&quot; &quot;;[.H5])" office:value-type="string" office:string-value="1782-03-05, Reg run away" calcext:value-type="string">
            <text:p>1782-03-05, Reg run away</text:p>
          </table:table-cell>
          <table:table-cell office:value-type="string" calcext:value-type="string">
            <text:p>Reg</text:p>
          </table:table-cell>
          <table:table-cell table:style-name="ce3" office:value-type="string" calcext:value-type="string">
            <text:p>1782-03-05</text:p>
          </table:table-cell>
          <table:table-cell office:value-type="string" calcext:value-type="string">
            <text:p>run away</text:p>
          </table:table-cell>
          <table:table-cell table:number-columns-repeated="4"/>
          <table:table-cell office:value-type="float" office:value="1120" calcext:value-type="float">
            <text:p>1120</text:p>
          </table:table-cell>
          <table:table-cell office:value-type="string" calcext:value-type="string">
            <text:p>Enoch Fenwick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string" calcext:value-type="string">
            <text:p>"C:\Users\sharonmleon\Dropbox\JPPDigital\MPA-25-7-PhilipFenwickWill-1782-03-05.json"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7092" calcext:value-type="float">
            <text:p>7092</text:p>
          </table:table-cell>
          <table:table-cell table:style-name="Default" table:formula="of:=COM.MICROSOFT.CONCAT([.G6];&quot;, &quot;;[.F6];&quot; &quot;;[.H6])" office:value-type="string" office:string-value="1805-07-15, Spalding run away" calcext:value-type="string">
            <text:p>1805-07-15, Spalding run away</text:p>
          </table:table-cell>
          <table:table-cell office:value-type="string" calcext:value-type="string">
            <text:p>Spalding</text:p>
          </table:table-cell>
          <table:table-cell table:style-name="ce3" office:value-type="string" calcext:value-type="string">
            <text:p>1805-07-15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Spalding has runned [sic] away, but I expect that in virtue of an advertisement lately made, he will be soon lodged in Washington Jail. Where his Indentures are, I know not.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MPA-575-15-LeonardNeale-FrancisNeale-SpaldingRunaway-1805-07-15.json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7093" calcext:value-type="float">
            <text:p>7093</text:p>
          </table:table-cell>
          <table:table-cell table:style-name="Default" table:formula="of:=COM.MICROSOFT.CONCAT([.G7];&quot;, &quot;;[.F7];&quot; &quot;;[.H7])" office:value-type="string" office:string-value="1821-05-02, Moses run away" calcext:value-type="string">
            <text:p>1821-05-02, Moses run away</text:p>
          </table:table-cell>
          <table:table-cell office:value-type="string" calcext:value-type="string">
            <text:p>Moses</text:p>
          </table:table-cell>
          <table:table-cell table:style-name="ce3" office:value-type="string" calcext:value-type="string">
            <text:p>1821-05-02</text:p>
          </table:table-cell>
          <table:table-cell office:value-type="string" calcext:value-type="string">
            <text:p>run awa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Jerome Mud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Thomas Mulledy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PA-59-2-Mudd-Mulledy-McSherry-1821-05-02.json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7116" calcext:value-type="float">
            <text:p>7116</text:p>
          </table:table-cell>
          <table:table-cell table:style-name="Default" table:formula="of:=COM.MICROSOFT.CONCAT([.G8];&quot;, &quot;;[.F8];&quot; &quot;;[.H8])" office:value-type="string" office:string-value="-31378, Isaac run away" calcext:value-type="string">
            <text:p>-31378, Isaac run away</text:p>
          </table:table-cell>
          <table:table-cell office:value-type="string" calcext:value-type="string">
            <text:p>Isaac</text:p>
          </table:table-cell>
          <table:table-cell table:style-name="ce9" office:value-type="date" office:date-value="1814-02-01" calcext:value-type="date">
            <text:p>1814-02-01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Ran away on January 29, 1814</text:p>
          </table:table-cell>
          <table:table-cell office:value-type="string" calcext:value-type="string">
            <text:p>lett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ohn McElroy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string" calcext:value-type="string">
            <text:p>http://slaveryarchive.georgetown.edu/items/show/51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 table:style-name="Default" table:formula="of:=COM.MICROSOFT.CONCAT([.G9];&quot;, &quot;;[.F9];&quot; &quot;;[.H9])" office:value-type="string" office:string-value="-35330, Thom run away" calcext:value-type="string">
            <text:p>-35330, Thom run away</text:p>
          </table:table-cell>
          <table:table-cell office:value-type="string" calcext:value-type="string">
            <text:p>Thom</text:p>
          </table:table-cell>
          <table:table-cell table:style-name="ce9" office:value-type="date" office:date-value="1803-04-08" calcext:value-type="date">
            <text:p>1803-04-08</text:p>
          </table:table-cell>
          <table:table-cell office:value-type="string" calcext:value-type="string">
            <text:p>run away</text:p>
          </table:table-cell>
          <table:table-cell/>
          <table:table-cell office:value-type="string" calcext:value-type="string">
            <text:p>inventory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brose Souge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string" calcext:value-type="string">
            <text:p>http://slaveryarchive.georgetown.edu/items/show/167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4062 or 4063</text:p>
          </table:table-cell>
          <table:table-cell table:style-name="Default" table:formula="of:=COM.MICROSOFT.CONCAT([.G10];&quot;, &quot;;[.F10];&quot; &quot;;[.H10])" office:value-type="string" office:string-value="-35387, Isaac run away" calcext:value-type="string">
            <text:p>-35387, Isaac run away</text:p>
          </table:table-cell>
          <table:table-cell office:value-type="string" calcext:value-type="string">
            <text:p>Isaac</text:p>
          </table:table-cell>
          <table:table-cell table:style-name="ce9" office:value-type="date" office:date-value="1803-02-10" calcext:value-type="date">
            <text:p>1803-02-10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ad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office:value-type="float" office:value="1024" calcext:value-type="float">
            <text:p>1024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style-name="ce6" office:value-type="string" calcext:value-type="string">
            <text:p>Bitouzey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https://msa.maryland.gov/megafile/msa/speccol/sc5400/sc5496/041700/041715/images/18030210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/>
          <table:table-cell office:value-type="string" calcext:value-type="string">
            <text:p>G.B. Bitouzey</text:p>
          </table:table-cell>
          <table:table-cell table:number-columns-repeated="2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style-name="ce6" table:number-columns-repeated="2"/>
          <table:table-cell table:style-name="ce6" office:value-type="float" office:value="3988" calcext:value-type="float">
            <text:p>3988</text:p>
          </table:table-cell>
          <table:table-cell table:style-name="ce6" office:value-type="float" office:value="4525" calcext:value-type="float">
            <text:p>4525</text:p>
          </table:table-cell>
          <table:table-cell table:style-name="Default" table:formula="of:=COM.MICROSOFT.CONCAT([.G11];&quot;, &quot;;[.F11];&quot; &quot;;[.H11])" office:value-type="string" office:string-value="-35387, Moses run away" calcext:value-type="string">
            <text:p>-35387, Moses run away</text:p>
          </table:table-cell>
          <table:table-cell table:style-name="ce6" office:value-type="string" calcext:value-type="string">
            <text:p>Moses</text:p>
          </table:table-cell>
          <table:table-cell table:style-name="ce10" office:value-type="date" office:date-value="1803-02-10" calcext:value-type="date">
            <text:p>1803-02-10</text:p>
          </table:table-cell>
          <table:table-cell table:style-name="ce6" office:value-type="string" calcext:value-type="string">
            <text:p>run away</text:p>
          </table:table-cell>
          <table:table-cell table:style-name="ce6"/>
          <table:table-cell office:value-type="string" calcext:value-type="string">
            <text:p>ad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  <table:table-cell office:value-type="float" office:value="1024" calcext:value-type="float">
            <text:p>1024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style-name="ce6" office:value-type="string" calcext:value-type="string">
            <text:p>Bitouzey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string" calcext:value-type="string">
            <text:p>https://msa.maryland.gov/megafile/msa/speccol/sc5400/sc5496/041700/041715/images/18030210mdg1.pdf</text:p>
          </table:table-cell>
          <table:table-cell table:style-name="ce6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ohn Ashton</text:p>
          </table:table-cell>
          <table:table-cell table:style-name="ce6"/>
          <table:table-cell table:style-name="ce6" office:value-type="string" calcext:value-type="string">
            <text:p>G.B. Bitouzey</text:p>
          </table:table-cell>
          <table:table-cell table:style-name="ce6" table:number-columns-repeated="1001"/>
        </table:table-row>
        <table:table-row table:style-name="ro1"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 table:style-name="Default" table:formula="of:=COM.MICROSOFT.CONCAT([.G12];&quot;, &quot;;[.F12];&quot; &quot;;[.H12])" office:value-type="string" office:string-value="-45488, Tom run away" calcext:value-type="string">
            <text:p>-45488, Tom run away</text:p>
          </table:table-cell>
          <table:table-cell office:value-type="string" calcext:value-type="string">
            <text:p>Tom</text:p>
          </table:table-cell>
          <table:table-cell table:style-name="ce9" office:value-type="date" office:date-value="1775-06-15" calcext:value-type="date">
            <text:p>1775-06-15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shoemaker</text:p>
          </table:table-cell>
          <table:table-cell office:value-type="string" calcext:value-type="string">
            <text:p>ad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750615mdg2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style-name="Default" table:formula="of:=COM.MICROSOFT.CONCAT([.G13];&quot;, &quot;;[.F13];&quot; &quot;;[.H13])" office:value-type="string" office:string-value="-37252, Charles Mahoney run away" calcext:value-type="string">
            <text:p>-37252, Charles Mahoney run away</text:p>
          </table:table-cell>
          <table:table-cell office:value-type="string" calcext:value-type="string">
            <text:p>Charles Mahoney</text:p>
          </table:table-cell>
          <table:table-cell table:style-name="ce9" office:value-type="date" office:date-value="1798-01-01" calcext:value-type="date">
            <text:p>1798-01-01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80108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style-name="Default" table:formula="of:=COM.MICROSOFT.CONCAT([.G14];&quot;, &quot;;[.F14];&quot; &quot;;[.H14])" office:value-type="string" office:string-value="-37252, Patrick Mahoney run away" calcext:value-type="string">
            <text:p>-37252, Patrick Mahoney run away</text:p>
          </table:table-cell>
          <table:table-cell office:value-type="string" calcext:value-type="string">
            <text:p>Patrick Mahoney</text:p>
          </table:table-cell>
          <table:table-cell table:style-name="ce9" office:value-type="date" office:date-value="1798-01-01" calcext:value-type="date">
            <text:p>1798-01-01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80108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style-name="Default" table:formula="of:=COM.MICROSOFT.CONCAT([.G15];&quot;, &quot;;[.F15];&quot; &quot;;[.H15])" office:value-type="string" office:string-value="-38222, Simon Queen run away" calcext:value-type="string">
            <text:p>-38222, Simon Queen run away</text:p>
          </table:table-cell>
          <table:table-cell office:value-type="string" calcext:value-type="string">
            <text:p>Simon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66" calcext:value-type="float">
            <text:p>1566</text:p>
          </table:table-cell>
          <table:table-cell office:value-type="float" office:value="4079" calcext:value-type="float">
            <text:p>4079</text:p>
          </table:table-cell>
          <table:table-cell table:style-name="Default" table:formula="of:=COM.MICROSOFT.CONCAT([.G16];&quot;, &quot;;[.F16];&quot; &quot;;[.H16])" office:value-type="string" office:string-value="-38222, Billy Queen run away" calcext:value-type="string">
            <text:p>-38222, Billy Queen run away</text:p>
          </table:table-cell>
          <table:table-cell office:value-type="string" calcext:value-type="string">
            <text:p>Billy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style-name="Default" table:formula="of:=COM.MICROSOFT.CONCAT([.G17];&quot;, &quot;;[.F17];&quot; &quot;;[.H17])" office:value-type="string" office:string-value="-38222, Jack Queen run away" calcext:value-type="string">
            <text:p>-38222, Jack Queen run away</text:p>
          </table:table-cell>
          <table:table-cell office:value-type="string" calcext:value-type="string">
            <text:p>Jack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514" calcext:value-type="float">
            <text:p>4514</text:p>
          </table:table-cell>
          <table:table-cell table:style-name="Default" table:formula="of:=COM.MICROSOFT.CONCAT([.G18];&quot;, &quot;;[.F18];&quot; &quot;;[.H18])" office:value-type="string" office:string-value="-38222, Lewis Queen run away" calcext:value-type="string">
            <text:p>-38222, Lewis Queen run away</text:p>
          </table:table-cell>
          <table:table-cell office:value-type="string" calcext:value-type="string">
            <text:p>Lewis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4062 or 4063</text:p>
          </table:table-cell>
          <table:table-cell table:style-name="Default" table:formula="of:=COM.MICROSOFT.CONCAT([.G19];&quot;, &quot;;[.F19];&quot; &quot;;[.H19])" office:value-type="string" office:string-value="-38222, Isaac Queen run away" calcext:value-type="string">
            <text:p>-38222, Isaac Queen run away</text:p>
          </table:table-cell>
          <table:table-cell office:value-type="string" calcext:value-type="string">
            <text:p>Isaac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table:style-name="Default" table:formula="of:=COM.MICROSOFT.CONCAT([.G20];&quot;, &quot;;[.F20];&quot; &quot;;[.H20])" office:value-type="string" office:string-value="-38222, Paul Queen run away" calcext:value-type="string">
            <text:p>-38222, Paul Queen run away</text:p>
          </table:table-cell>
          <table:table-cell office:value-type="string" calcext:value-type="string">
            <text:p>Paul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style-name="ce6" table:number-columns-repeated="2"/>
          <table:table-cell table:style-name="ce6" office:value-type="float" office:value="3989" calcext:value-type="float">
            <text:p>3989</text:p>
          </table:table-cell>
          <table:table-cell table:style-name="ce6" office:value-type="float" office:value="4526" calcext:value-type="float">
            <text:p>4526</text:p>
          </table:table-cell>
          <table:table-cell table:style-name="Default" table:formula="of:=COM.MICROSOFT.CONCAT([.G21];&quot;, &quot;;[.F21];&quot; &quot;;[.H21])" office:value-type="string" office:string-value="-38222, Matthew Queen run away" calcext:value-type="string">
            <text:p>-38222, Matthew Queen run away</text:p>
          </table:table-cell>
          <table:table-cell table:style-name="ce6" office:value-type="string" calcext:value-type="string">
            <text:p>Matthew Queen</text:p>
          </table:table-cell>
          <table:table-cell table:style-name="ce10" office:value-type="date" office:date-value="1795-05-07" calcext:value-type="date">
            <text:p>1795-05-07</text:p>
          </table:table-cell>
          <table:table-cell table:style-name="ce6" office:value-type="string" calcext:value-type="string">
            <text:p>run away</text:p>
          </table:table-cell>
          <table:table-cell table:style-name="ce6"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style-name="ce6" table:number-columns-repeated="2"/>
          <table:table-cell table:style-name="ce6" office:value-type="string" calcext:value-type="string">
            <text:p>https://msa.maryland.gov/megafile/msa/speccol/sc5400/sc5496/041700/041715/images/17950507mdg1.pdf</text:p>
          </table:table-cell>
          <table:table-cell table:style-name="ce6"/>
          <table:table-cell table:style-name="ce6" office:value-type="string" calcext:value-type="string">
            <text:p>White Marsh</text:p>
          </table:table-cell>
          <table:table-cell table:style-name="ce6" office:value-type="string" calcext:value-type="string">
            <text:p>John Ashton</text:p>
          </table:table-cell>
          <table:table-cell table:style-name="ce6" table:number-columns-repeated="4"/>
          <table:table-cell table:style-name="ce6" office:value-type="string" calcext:value-type="string">
            <text:p>Maryland Gazette</text:p>
          </table:table-cell>
          <table:table-cell table:style-name="ce6"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562" calcext:value-type="float">
            <text:p>1562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4066 or 4073 or 4087</text:p>
          </table:table-cell>
          <table:table-cell table:style-name="Default" table:formula="of:=COM.MICROSOFT.CONCAT([.G22];&quot;, &quot;;[.F22];&quot; &quot;;[.H22])" office:value-type="string" office:string-value="-38222, Tom Queen run away" calcext:value-type="string">
            <text:p>-38222, Tom Queen run away</text:p>
          </table:table-cell>
          <table:table-cell office:value-type="string" calcext:value-type="string">
            <text:p>Tom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 table:style-name="Default" table:formula="of:=COM.MICROSOFT.CONCAT([.G23];&quot;, &quot;;[.F23];&quot; &quot;;[.H23])" office:value-type="string" office:string-value="-38222, Tom Queen run away" calcext:value-type="string">
            <text:p>-38222, Tom Queen run away</text:p>
          </table:table-cell>
          <table:table-cell office:value-type="string" calcext:value-type="string">
            <text:p>Tom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39" calcext:value-type="float">
            <text:p>3939</text:p>
          </table:table-cell>
          <table:table-cell office:value-type="float" office:value="4508" calcext:value-type="float">
            <text:p>4508</text:p>
          </table:table-cell>
          <table:table-cell table:style-name="Default" table:formula="of:=COM.MICROSOFT.CONCAT([.G24];&quot;, &quot;;[.F24];&quot; &quot;;[.H24])" office:value-type="string" office:string-value="-38222, Billy Queen run away" calcext:value-type="string">
            <text:p>-38222, Billy Queen run away</text:p>
          </table:table-cell>
          <table:table-cell office:value-type="string" calcext:value-type="string">
            <text:p>Billy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41" calcext:value-type="float">
            <text:p>3941</text:p>
          </table:table-cell>
          <table:table-cell office:value-type="float" office:value="4510" calcext:value-type="float">
            <text:p>4510</text:p>
          </table:table-cell>
          <table:table-cell table:style-name="Default" table:formula="of:=COM.MICROSOFT.CONCAT([.G25];&quot;, &quot;;[.F25];&quot; &quot;;[.H25])" office:value-type="string" office:string-value="-38222, Nick Queen run away" calcext:value-type="string">
            <text:p>-38222, Nick Queen run away</text:p>
          </table:table-cell>
          <table:table-cell office:value-type="string" calcext:value-type="string">
            <text:p>Nick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 table:style-name="Default" table:formula="of:=COM.MICROSOFT.CONCAT([.G26];&quot;, &quot;;[.F26];&quot; &quot;;[.H26])" office:value-type="string" office:string-value="-38222, Fanny Queen run away" calcext:value-type="string">
            <text:p>-38222, Fanny Queen run away</text:p>
          </table:table-cell>
          <table:table-cell office:value-type="string" calcext:value-type="string">
            <text:p>Fanny Queen</text:p>
          </table:table-cell>
          <table:table-cell table:style-name="ce9" office:value-type="date" office:date-value="1795-05-07" calcext:value-type="date">
            <text:p>1795-05-07</text:p>
          </table:table-cell>
          <table:table-cell office:value-type="string" calcext:value-type="string">
            <text:p>run away</text:p>
          </table:table-cell>
          <table:table-cell table:number-columns-repeated="2" office:value-type="string" calcext:value-type="string">
            <text:p>ad</text:p>
          </table:table-cell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John Ashton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string" calcext:value-type="string">
            <text:p>https://msa.maryland.gov/megafile/msa/speccol/sc5400/sc5496/041700/041715/images/17950507mdg1.pdf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Ashton</text:p>
          </table:table-cell>
          <table:table-cell table:number-columns-repeated="4"/>
          <table:table-cell office:value-type="string" calcext:value-type="string">
            <text:p>Maryland Gazette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string" calcext:value-type="string">
            <text:p>Matt </text:p>
          </table:table-cell>
          <table:table-cell table:style-name="ce9" office:value-type="date" office:date-value="1804-02-15" calcext:value-type="date">
            <text:p>1804-02-15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To cash pd for runaway Matt </text:p>
          </table:table-cell>
          <table:table-cell office:value-type="string" calcext:value-type="string">
            <text:p>account book</text:p>
          </table:table-cell>
          <table:table-cell/>
          <table:table-cell office:value-type="float" office:value="3.77" calcext:value-type="float">
            <text:p>3.77</text:p>
          </table:table-cell>
          <table:table-cell/>
          <table:table-cell office:value-type="string" calcext:value-type="string">
            <text:p>Franics Neale</text:p>
          </table:table-cell>
          <table:table-cell table:number-columns-repeated="3"/>
          <table:table-cell office:value-type="string" calcext:value-type="string">
            <text:p>1793-MPAA-69-AgentsCashBook-1793-1806.json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 calcext:value-type="string">
            <text:p>Ann</text:p>
          </table:table-cell>
          <table:table-cell table:style-name="ce9" office:value-type="date" office:date-value="1838-06-30" calcext:value-type="date">
            <text:p>1838-06-30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To cash pd apprehending Negro girl Ann (Thomas Spalding, Baltimore)</text:p>
          </table:table-cell>
          <table:table-cell office:value-type="string" calcext:value-type="string">
            <text:p>account book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William McSherry</text:p>
          </table:table-cell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1838-MPAA-69-OldBills-McSherryOwesSpaldingforApprehendingAnn.json</text:p>
          </table:table-cell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9:10:12.593285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48:44.596000000</meta:creation-date>
    <dc:date>2019-06-11T19:12:29.912537388</dc:date>
    <meta:editing-duration>PT54M24S</meta:editing-duration>
    <meta:editing-cycles>9</meta:editing-cycles>
    <meta:generator>LibreOffice/6.1.0.3$MacOSX_X86_64 LibreOffice_project/efb621ed25068d70781dc026f7e9c5187a4decd1</meta:generator>
    <dc:creator>Sharon Leon</dc:creator>
    <meta:document-statistic meta:table-count="1" meta:cell-count="389" meta:object-count="0"/>
  </office:meta>
</office:document-meta>
</file>